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Source Sans Pro" svg:font-family="'Source Sans Pro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ffff" draw:fill-color="#ffffff" draw:textarea-horizontal-align="justify" draw:textarea-vertical-align="middle" draw:auto-grow-height="false" fo:min-height="18.75cm" fo:min-width="27.2cm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1.45cm" fo:min-width="5.5cm" draw:shadow="visible" draw:shadow-offset-x="0.1cm" draw:shadow-offset-y="0.1cm" draw:shadow-opacity="70%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0.95cm" fo:min-width="1.55cm" draw:shadow="visible" draw:shadow-offset-x="0.1cm" draw:shadow-offset-y="0.1cm" draw:shadow-opacity="70%"/>
    </style:style>
    <style:style style:name="gr4" style:family="graphic" style:parent-style-name="objectwithoutfill">
      <style:graphic-properties draw:fill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75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5cm" fo:min-width="0cm"/>
    </style:style>
    <style:style style:name="gr9" style:family="graphic" style:parent-style-name="standard">
      <style:graphic-properties svg:stroke-color="#000000" draw:fill-color="#ffffff" draw:textarea-horizontal-align="justify" draw:textarea-vertical-align="middle" draw:auto-grow-height="false" fo:min-height="1.024cm" fo:min-width="2.4cm" draw:shadow="visible" draw:shadow-offset-x="0.1cm" draw:shadow-offset-y="0.1cm" draw:shadow-opacity="70%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fo:text-align="center"/>
      <style:text-properties style:font-name="Source Sans Pro" fo:font-size="22pt" style:font-size-asian="22pt" style:font-size-complex="22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text-properties style:font-name="Source Sans Pro" fo:font-size="22pt" style:font-size-asian="22pt" style:font-size-complex="22pt"/>
    </style:style>
    <style:style style:name="T1" style:family="text">
      <style:text-properties style:font-name="Source Sans Pro"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7.7cm" svg:height="19cm" svg:x="1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xml:id="id1" draw:id="id1" draw:layer="layout" svg:width="6cm" svg:height="1.7cm" svg:x="4.85cm" svg:y="8.15cm">
          <text:p text:style-name="P2"><text:span text:style-name="T1">Kunden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3" draw:id="id3" draw:layer="layout" svg:width="6cm" svg:height="1.7cm" svg:x="16.95cm" svg:y="8.15cm">
          <text:p text:style-name="P2"><text:span text:style-name="T1">Aufträge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5" draw:id="id5" draw:layer="layout" svg:width="6cm" svg:height="1.7cm" svg:x="4.85cm" svg:y="1.95cm">
          <text:p text:style-name="P2"><text:span text:style-name="T1">Projek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7" draw:id="id7" draw:layer="layout" svg:width="6cm" svg:height="1.7cm" svg:x="16.95cm" svg:y="16.875cm">
          <text:p text:style-name="P2"><text:span text:style-name="T1">Teams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9" draw:id="id9" draw:layer="layout" svg:width="6cm" svg:height="1.7cm" svg:x="7.7cm" svg:y="13.35cm">
          <text:p text:style-name="P2"><text:span text:style-name="T1">Mitarbeiter</text:span></text:p>
          <draw:enhanced-geometry svg:viewBox="0 0 21600 21600" draw:type="rectangle" draw:enhanced-path="M 0 0 L 21600 0 21600 21600 0 21600 0 0 Z N"/>
        </draw:custom-shape>
        <draw:custom-shape draw:style-name="gr3" draw:text-style-name="P1" xml:id="id2" draw:id="id2" draw:layer="layout" svg:width="4.1cm" svg:height="2.4cm" svg:x="11.9cm" svg:y="7.8cm">
          <text:p text:style-name="P2">erteilen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1" xml:id="id4" draw:id="id4" draw:layer="layout" svg:width="4.1cm" svg:height="2.4cm" svg:x="17.9cm" svg:y="1.6cm">
          <text:p text:style-name="P2">gehört zu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1" xml:id="id6" draw:id="id6" draw:layer="layout" svg:width="4.1cm" svg:height="2.4cm" svg:x="17.9cm" svg:y="11.7cm">
          <text:p text:style-name="P2">bearbeitet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1" xml:id="id8" draw:id="id8" draw:layer="layout" svg:width="4.1cm" svg:height="2.4cm" svg:x="8.65cm" svg:y="16.525cm">
          <text:p text:style-name="P2">besteht aus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4" draw:layer="layout" draw:type="line" svg:x1="10.85cm" svg:y1="9cm" svg:x2="11.9cm" svg:y2="9cm" draw:start-shape="id1" draw:start-glue-point="1" draw:end-shape="id2" draw:end-glue-point="5" svg:d="M10850 9000h1050" svg:viewBox="0 0 1051 1">
          <text:p/>
        </draw:connector>
        <draw:connector draw:style-name="gr4" draw:text-style-name="P4" draw:layer="layout" draw:type="line" svg:x1="16cm" svg:y1="9cm" svg:x2="16.95cm" svg:y2="9cm" draw:start-shape="id2" draw:start-glue-point="7" draw:end-shape="id3" draw:end-glue-point="3" svg:d="M16000 9000h950" svg:viewBox="0 0 951 1">
          <text:p/>
        </draw:connector>
        <draw:connector draw:style-name="gr4" draw:text-style-name="P4" draw:layer="layout" draw:type="line" svg:x1="19.95cm" svg:y1="8.15cm" svg:x2="19.95cm" svg:y2="4cm" draw:start-shape="id3" draw:start-glue-point="0" draw:end-shape="id4" draw:end-glue-point="6" svg:d="M19950 8150v-4150" svg:viewBox="0 0 1 4151">
          <text:p/>
        </draw:connector>
        <draw:connector draw:style-name="gr4" draw:text-style-name="P4" draw:layer="layout" draw:type="line" svg:x1="17.9cm" svg:y1="2.8cm" svg:x2="10.85cm" svg:y2="2.8cm" draw:start-shape="id4" draw:start-glue-point="5" draw:end-shape="id5" draw:end-glue-point="1" svg:d="M17900 2800h-7050" svg:viewBox="0 0 7051 1">
          <text:p/>
        </draw:connector>
        <draw:connector draw:style-name="gr4" draw:text-style-name="P4" draw:layer="layout" draw:type="line" svg:x1="19.95cm" svg:y1="9.85cm" svg:x2="19.95cm" svg:y2="11.7cm" draw:start-shape="id3" draw:start-glue-point="2" draw:end-shape="id6" draw:end-glue-point="4" svg:d="M19950 9850v1850" svg:viewBox="0 0 1 1851">
          <text:p/>
        </draw:connector>
        <draw:connector draw:style-name="gr4" draw:text-style-name="P4" draw:layer="layout" draw:type="line" svg:x1="19.95cm" svg:y1="14.1cm" svg:x2="19.95cm" svg:y2="16.875cm" draw:start-shape="id6" draw:start-glue-point="6" draw:end-shape="id7" svg:d="M19950 14100v2775" svg:viewBox="0 0 1 2776">
          <text:p/>
        </draw:connector>
        <draw:connector draw:style-name="gr4" draw:text-style-name="P4" draw:layer="layout" draw:type="line" svg:x1="16.95cm" svg:y1="17.725cm" svg:x2="12.75cm" svg:y2="17.725cm" draw:start-shape="id7" draw:end-shape="id8" draw:end-glue-point="7" svg:d="M16950 17725h-4200" svg:viewBox="0 0 4201 1">
          <text:p/>
        </draw:connector>
        <draw:connector draw:style-name="gr4" draw:text-style-name="P4" draw:layer="layout" draw:type="line" svg:x1="10.7cm" svg:y1="16.525cm" svg:x2="10.7cm" svg:y2="15.05cm" draw:start-shape="id8" draw:end-shape="id9" draw:end-glue-point="2" svg:d="M10700 16525v-1475" svg:viewBox="0 0 1 1476">
          <text:p/>
        </draw:connector>
        <draw:frame draw:style-name="gr5" draw:text-style-name="P5" draw:layer="layout" svg:width="1.493cm" svg:height="1.225cm" svg:x="20cm" svg:y="9.9cm">
          <draw:text-box>
            <text:p><text:span text:style-name="T1">1..*</text:span></text:p>
          </draw:text-box>
        </draw:frame>
        <draw:frame draw:style-name="gr6" draw:text-style-name="P5" draw:layer="layout" svg:width="0.887cm" svg:height="1.225cm" svg:x="7.913cm" svg:y="7cm">
          <draw:text-box>
            <text:p><text:span text:style-name="T1">1</text:span></text:p>
          </draw:text-box>
        </draw:frame>
        <draw:frame draw:style-name="gr5" draw:text-style-name="P5" draw:layer="layout" svg:width="0.887cm" svg:height="1.225cm" svg:x="10.913cm" svg:y="1.6cm">
          <draw:text-box>
            <text:p><text:span text:style-name="T1">1</text:span></text:p>
          </draw:text-box>
        </draw:frame>
        <draw:frame draw:style-name="gr7" draw:text-style-name="P5" draw:layer="layout" svg:width="1.493cm" svg:height="1.225cm" svg:x="15.307cm" svg:y="16.6cm">
          <draw:text-box draw:corner-radius="0.2cm">
            <text:p><text:span text:style-name="T1">1..*</text:span></text:p>
          </draw:text-box>
        </draw:frame>
        <draw:frame draw:style-name="gr8" draw:text-style-name="P5" draw:layer="layout" svg:width="1.493cm" svg:height="1.225cm" svg:x="15.4cm" svg:y="7.8cm">
          <draw:text-box>
            <text:p><text:span text:style-name="T1">1..*</text:span></text:p>
          </draw:text-box>
        </draw:frame>
        <draw:frame draw:style-name="gr7" draw:text-style-name="P5" draw:layer="layout" svg:width="1.493cm" svg:height="1.225cm" svg:x="11cm" svg:y="7.8cm">
          <draw:text-box>
            <text:p><text:span text:style-name="T1">1</text:span></text:p>
          </draw:text-box>
        </draw:frame>
        <draw:frame draw:style-name="gr7" draw:text-style-name="P5" draw:layer="layout" svg:width="1.493cm" svg:height="1.225cm" svg:x="7.907cm" svg:y="3.7cm">
          <draw:text-box>
            <text:p><text:span text:style-name="T1">1</text:span></text:p>
          </draw:text-box>
        </draw:frame>
        <draw:frame draw:style-name="gr7" draw:text-style-name="P5" draw:layer="layout" svg:width="1.493cm" svg:height="1.225cm" svg:x="20.007cm" svg:y="6.9cm">
          <draw:text-box>
            <text:p><text:span text:style-name="T1">1..*</text:span></text:p>
          </draw:text-box>
        </draw:frame>
        <draw:custom-shape draw:style-name="gr9" draw:text-style-name="P1" xml:id="id10" draw:id="id10" draw:layer="layout" svg:width="4.1cm" svg:height="1.8cm" svg:x="1.3cm" svg:y="5.8cm">
          <text:p text:style-name="P2">Anschrif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xml:id="id11" draw:id="id11" draw:layer="layout" svg:width="4.1cm" svg:height="1.8cm" svg:x="1.4cm" svg:y="10.7cm">
          <text:p text:style-name="P2">Nam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4" draw:layer="layout" draw:type="line" svg:x1="3.35cm" svg:y1="7.6cm" svg:x2="4.85cm" svg:y2="9cm" draw:start-shape="id10" draw:start-glue-point="8" draw:end-shape="id1" draw:end-glue-point="3" svg:d="M3350 7600l1500 1400" svg:viewBox="0 0 1501 1401">
          <text:p/>
        </draw:connector>
        <draw:connector draw:style-name="gr4" draw:text-style-name="P4" draw:layer="layout" draw:type="line" svg:x1="3.45cm" svg:y1="10.7cm" svg:x2="4.85cm" svg:y2="9cm" draw:start-shape="id11" draw:start-glue-point="4" draw:end-shape="id1" draw:end-glue-point="3" svg:d="M3450 10700l1400-1700" svg:viewBox="0 0 1401 1701">
          <text:p/>
        </draw:connector>
        <draw:custom-shape draw:style-name="gr9" draw:text-style-name="P1" xml:id="id12" draw:id="id12" draw:layer="layout" svg:width="4.1cm" svg:height="1.8cm" svg:x="23.898cm" svg:y="5.9cm">
          <text:p text:style-name="P2">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xml:id="id13" draw:id="id13" draw:layer="layout" svg:width="4.1cm" svg:height="1.8cm" svg:x="23.949cm" svg:y="8.1cm">
          <text:p text:style-name="P2">Zeitraum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xml:id="id14" draw:id="id14" draw:layer="layout" svg:width="4.1cm" svg:height="1.8cm" svg:x="24cm" svg:y="10.4cm">
          <text:p text:style-name="P2">Numm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4" draw:layer="layout" draw:type="line" svg:x1="22.95cm" svg:y1="9cm" svg:x2="23.898cm" svg:y2="6.8cm" draw:start-shape="id3" draw:start-glue-point="1" draw:end-shape="id12" draw:end-glue-point="6" svg:d="M22950 9000l948-2200" svg:viewBox="0 0 949 2201">
          <text:p/>
        </draw:connector>
        <draw:connector draw:style-name="gr4" draw:text-style-name="P4" draw:layer="layout" draw:type="line" svg:x1="22.95cm" svg:y1="9cm" svg:x2="23.949cm" svg:y2="9cm" draw:start-shape="id3" draw:start-glue-point="1" draw:end-shape="id13" draw:end-glue-point="6" svg:d="M22950 9000h999" svg:viewBox="0 0 1000 1">
          <text:p/>
        </draw:connector>
        <draw:connector draw:style-name="gr4" draw:text-style-name="P4" draw:layer="layout" draw:type="line" svg:x1="22.95cm" svg:y1="9cm" svg:x2="24cm" svg:y2="11.3cm" draw:start-shape="id3" draw:start-glue-point="1" draw:end-shape="id14" draw:end-glue-point="6" svg:d="M22950 9000l1050 2300" svg:viewBox="0 0 1051 2301">
          <text:p/>
        </draw:connector>
        <draw:custom-shape draw:style-name="gr9" draw:text-style-name="P1" xml:id="id18" draw:id="id18" draw:layer="layout" svg:width="4.1cm" svg:height="1.8cm" svg:x="1.4cm" svg:y="13.3cm">
          <text:p text:style-name="P2">Anschrif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xml:id="id17" draw:id="id17" draw:layer="layout" svg:width="4.1cm" svg:height="1.8cm" svg:x="1.451cm" svg:y="15.5cm">
          <text:p text:style-name="P2">Anschrif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xml:id="id16" draw:id="id16" draw:layer="layout" svg:width="4.1cm" svg:height="1.8cm" svg:x="1.5cm" svg:y="17.8cm">
          <text:p text:style-name="P2">Kontodate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15" draw:id="id15" draw:layer="layout" svg:width="4.1cm" svg:height="2.4cm" svg:x="5.8cm" svg:y="4.7cm">
          <text:p text:style-name="P2">gehört zu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4" draw:layer="layout" draw:type="line" svg:x1="7.85cm" svg:y1="8.15cm" svg:x2="7.85cm" svg:y2="7.1cm" draw:start-shape="id1" draw:start-glue-point="0" draw:end-shape="id15" draw:end-glue-point="6" svg:d="M7850 8150v-1050" svg:viewBox="0 0 1 1051">
          <text:p/>
        </draw:connector>
        <draw:connector draw:style-name="gr4" draw:text-style-name="P4" draw:layer="layout" draw:type="line" svg:x1="7.85cm" svg:y1="4.7cm" svg:x2="7.85cm" svg:y2="3.65cm" draw:start-shape="id15" draw:start-glue-point="4" draw:end-shape="id5" svg:d="M7850 4700v-1050" svg:viewBox="0 0 1 1051">
          <text:p/>
        </draw:connector>
        <draw:connector draw:style-name="gr4" draw:text-style-name="P4" draw:layer="layout" draw:type="line" svg:x1="5.6cm" svg:y1="18.7cm" svg:x2="7.7cm" svg:y2="14.2cm" draw:start-shape="id16" draw:start-glue-point="10" draw:end-shape="id9" draw:end-glue-point="3" svg:d="M5600 18700l2100-4500" svg:viewBox="0 0 2101 4501">
          <text:p/>
        </draw:connector>
        <draw:connector draw:style-name="gr4" draw:text-style-name="P4" draw:layer="layout" draw:type="line" svg:x1="5.551cm" svg:y1="16.4cm" svg:x2="7.7cm" svg:y2="14.2cm" draw:start-shape="id17" draw:start-glue-point="10" draw:end-shape="id9" draw:end-glue-point="3" svg:d="M5551 16400l2149-2200" svg:viewBox="0 0 2150 2201">
          <text:p/>
        </draw:connector>
        <draw:connector draw:style-name="gr4" draw:text-style-name="P4" draw:layer="layout" draw:type="line" svg:x1="5.5cm" svg:y1="14.2cm" svg:x2="7.7cm" svg:y2="14.2cm" draw:start-shape="id18" draw:start-glue-point="10" draw:end-shape="id9" draw:end-glue-point="3" svg:d="M5500 14200h2200" svg:viewBox="0 0 2201 1">
          <text:p/>
        </draw:connector>
        <draw:frame draw:style-name="gr7" draw:text-style-name="P5" draw:layer="layout" svg:width="1.493cm" svg:height="1.225cm" svg:x="20cm" svg:y="15.675cm">
          <draw:text-box>
            <text:p><text:span text:style-name="T1">1</text:span></text:p>
          </draw:text-box>
        </draw:frame>
        <draw:frame draw:style-name="gr7" draw:text-style-name="P5" draw:layer="layout" svg:width="1.493cm" svg:height="1.225cm" svg:x="10.707cm" svg:y="15.175cm">
          <draw:text-box>
            <text:p><text:span text:style-name="T1">1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Source Sans Pro" svg:font-family="'Source Sans Pro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 Condensed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left" draw:textarea-vertical-align="middle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7-22T10:25:03.657779312</meta:creation-date>
    <dc:date>2016-07-22T20:53:30.524415654</dc:date>
    <meta:editing-duration>PT7H41M32S</meta:editing-duration>
    <meta:editing-cycles>17</meta:editing-cycles>
    <meta:generator>LibreOffice/5.0.6.3$Linux_X86_64 LibreOffice_project/00m0$Build-3</meta:generator>
    <meta:document-statistic meta:object-count="47"/>
  </office:meta>
</office:document-meta>
</file>